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3.5cm" svg:y="2.45cm">
          <text:p text:style-name="P1"><text:span text:style-name="T1">varSize</text:span></text:p>
        </draw:rect>
        <draw:rect draw:style-name="gr1" draw:text-style-name="P2" draw:layer="layout" svg:width="4.25cm" svg:height="0.5cm" svg:x="3.5cm" svg:y="1.45cm">
          <text:p text:style-name="P1"><text:span text:style-name="T1">codeSize</text:span></text:p>
        </draw:rect>
        <draw:rect draw:style-name="gr1" draw:text-style-name="P2" draw:layer="layout" svg:width="4.25cm" svg:height="0.5cm" svg:x="3.5cm" svg:y="1.95cm">
          <text:p text:style-name="P1"><text:span text:style-name="T1">varBase</text:span></text:p>
        </draw:rect>
        <draw:rect draw:style-name="gr1" draw:text-style-name="P2" draw:layer="layout" svg:width="4.25cm" svg:height="0.505cm" svg:x="3.5cm" svg:y="2.95cm">
          <text:p text:style-name="P1"><text:span text:style-name="T1">clinitAddr</text:span></text:p>
        </draw:rect>
        <draw:rect draw:style-name="gr1" draw:text-style-name="P2" draw:layer="layout" svg:width="4.25cm" svg:height="0.5cm" svg:x="3.5cm" svg:y="0.95cm">
          <text:p text:style-name="P1"><text:span text:style-name="T1">codeBase</text:span></text:p>
        </draw:rect>
        <draw:rect draw:style-name="gr1" draw:text-style-name="P2" draw:layer="layout" svg:width="4.25cm" svg:height="0.5cm" svg:x="3.5cm" svg:y="0.45cm">
          <text:p text:style-name="P1"><text:span text:style-name="T1">constBlockSize</text:span></text:p>
        </draw:rect>
        <draw:rect draw:style-name="gr1" draw:text-style-name="P2" draw:layer="layout" svg:width="4.25cm" svg:height="0.5cm" svg:x="3.5cm" svg:y="3.45cm">
          <text:p text:style-name="P1"><text:span text:style-name="T1">nofClassPtrs</text:span></text:p>
        </draw:rect>
        <draw:frame draw:style-name="gr2" draw:text-style-name="P3" draw:layer="layout" svg:width="4.503cm" svg:height="0.64cm" svg:x="8.2cm" svg:y="0.45cm">
          <draw:text-box>
            <text:p><text:span text:style-name="T2">Size of the constant block</text:span></text:p>
          </draw:text-box>
        </draw:frame>
        <draw:frame draw:style-name="gr2" draw:text-style-name="P3" draw:layer="layout" svg:width="3.012cm" svg:height="0.64cm" svg:x="8.2cm" svg:y="1.416cm">
          <draw:text-box>
            <text:p><text:span text:style-name="T2">Size of the code</text:span></text:p>
          </draw:text-box>
        </draw:frame>
        <draw:frame draw:style-name="gr2" draw:text-style-name="P3" draw:layer="layout" svg:width="4.431cm" svg:height="0.64cm" svg:x="8.2cm" svg:y="0.95cm">
          <draw:text-box>
            <text:p><text:span text:style-name="T2">Start address of the code</text:span></text:p>
          </draw:text-box>
        </draw:frame>
        <draw:frame draw:style-name="gr2" draw:text-style-name="P3" draw:layer="layout" svg:width="3.067cm" svg:height="0.64cm" svg:x="8.2cm" svg:y="2.416cm">
          <draw:text-box>
            <text:p><text:span text:style-name="T2">Size of variables</text:span></text:p>
          </draw:text-box>
        </draw:frame>
        <draw:frame draw:style-name="gr2" draw:text-style-name="P3" draw:layer="layout" svg:width="5.971cm" svg:height="0.64cm" svg:x="8.2cm" svg:y="1.95cm">
          <draw:text-box>
            <text:p><text:span text:style-name="T2">Start address of the class variables</text:span></text:p>
          </draw:text-box>
        </draw:frame>
        <draw:frame draw:style-name="gr2" draw:text-style-name="P3" draw:layer="layout" svg:width="5.514cm" svg:height="0.64cm" svg:x="8.204cm" svg:y="2.95cm">
          <draw:text-box>
            <text:p><text:span text:style-name="T2">Address of the class constructor</text:span></text:p>
          </draw:text-box>
        </draw:frame>
        <draw:frame draw:style-name="gr2" draw:text-style-name="P3" draw:layer="layout" svg:width="5.823cm" svg:height="1.029cm" svg:x="8.204cm" svg:y="3.45cm">
          <draw:text-box>
            <text:p><text:span text:style-name="T2">Nof references in this class</text:span></text:p>
            <text:p><text:span text:style-name="T2">(class fields which are references)</text:span></text:p>
          </draw:text-box>
        </draw:frame>
        <draw:rect draw:style-name="gr1" draw:text-style-name="P2" draw:layer="layout" svg:width="4.25cm" svg:height="0.5cm" svg:x="3.5cm" svg:y="3.95cm">
          <text:p text:style-name="P1"><text:span text:style-name="T1">ptrAddr[0]</text:span></text:p>
        </draw:rect>
        <draw:rect draw:style-name="gr1" draw:text-style-name="P2" draw:layer="layout" svg:width="4.25cm" svg:height="0.5cm" svg:x="3.5cm" svg:y="4.45cm">
          <text:p text:style-name="P1"><text:span text:style-name="T1">ptrAddr[1]</text:span></text:p>
        </draw:rect>
        <draw:rect draw:style-name="gr1" draw:text-style-name="P2" draw:layer="layout" svg:width="4.25cm" svg:height="0.5cm" svg:x="3.5cm" svg:y="5.95cm">
          <text:p text:style-name="P1"><text:span text:style-name="T1">ptrAddr[nofPtrs-1]</text:span></text:p>
        </draw:rect>
        <draw:frame draw:style-name="gr2" draw:text-style-name="P3" draw:layer="layout" svg:width="4.426cm" svg:height="0.64cm" svg:x="8.25cm" svg:y="4.75cm">
          <draw:text-box>
            <text:p><text:span text:style-name="T2">Offsets of this references</text:span></text:p>
          </draw:text-box>
        </draw:frame>
        <draw:frame draw:style-name="gr3" draw:text-style-name="P5" draw:layer="layout" svg:width="3.25cm" svg:height="0.569cm" svg:x="0.25cm" svg:y="0.95cm">
          <draw:text-box>
            <text:p text:style-name="P4"><text:span text:style-name="T3">cblkCodeBaseOffset</text:span></text:p>
          </draw:text-box>
        </draw:frame>
        <draw:frame draw:style-name="gr3" draw:text-style-name="P5" draw:layer="layout" svg:width="3.25cm" svg:height="0.569cm" svg:x="0.25cm" svg:y="1.45cm">
          <draw:text-box>
            <text:p text:style-name="P4"><text:span text:style-name="T3">cblkCodeSizeOffset</text:span></text:p>
          </draw:text-box>
        </draw:frame>
        <draw:frame draw:style-name="gr4" draw:text-style-name="P5" draw:layer="layout" svg:width="3.335cm" svg:height="0.569cm" svg:x="0.25cm" svg:y="1.95cm">
          <draw:text-box>
            <text:p text:style-name="P4"><text:span text:style-name="T3">cblkVarBaseOffset</text:span></text:p>
          </draw:text-box>
        </draw:frame>
        <draw:frame draw:style-name="gr3" draw:text-style-name="P5" draw:layer="layout" svg:width="3.25cm" svg:height="0.569cm" svg:x="0.25cm" svg:y="2.45cm">
          <draw:text-box>
            <text:p text:style-name="P4"><text:span text:style-name="T3">cblkVarSizeOffset</text:span></text:p>
          </draw:text-box>
        </draw:frame>
        <draw:frame draw:style-name="gr5" draw:text-style-name="P5" draw:layer="layout" svg:width="3.229cm" svg:height="0.569cm" svg:x="0.25cm" svg:y="2.95cm">
          <draw:text-box>
            <text:p text:style-name="P4"><text:span text:style-name="T3">cblkClinitAddrOffset</text:span></text:p>
          </draw:text-box>
        </draw:frame>
        <draw:frame draw:style-name="gr6" draw:text-style-name="P5" draw:layer="layout" svg:width="3.209cm" svg:height="0.569cm" svg:x="0.25cm" svg:y="3.45cm">
          <draw:text-box>
            <text:p text:style-name="P4"><text:span text:style-name="T3">cblkNofPtrsOffset</text:span></text:p>
          </draw:text-box>
        </draw:frame>
        <draw:rect draw:style-name="gr1" draw:text-style-name="P2" draw:layer="layout" svg:width="4.25cm" svg:height="0.5cm" svg:x="3.5cm" svg:y="9.45cm">
          <text:p text:style-name="P1"><text:span text:style-name="T1">fcs</text:span></text:p>
        </draw:rect>
        <draw:frame draw:style-name="gr2" draw:text-style-name="P3" draw:layer="layout" svg:width="5.04cm" svg:height="0.64cm" svg:x="8.196cm" svg:y="9.4cm">
          <draw:text-box>
            <text:p><text:span text:style-name="T2">Checksum for constant block</text:span></text:p>
          </draw:text-box>
        </draw:frame>
        <draw:rect draw:style-name="gr1" draw:text-style-name="P2" draw:layer="layout" svg:width="4.25cm" svg:height="1cm" svg:x="3.5cm" svg:y="6.45cm">
          <text:p text:style-name="P6"><text:span text:style-name="T1">type descriptor</text:span></text:p>
        </draw:rect>
        <draw:rect draw:style-name="gr1" draw:text-style-name="P2" draw:layer="layout" svg:width="4.25cm" svg:height="1.001cm" svg:x="3.499cm" svg:y="4.949cm">
          <text:p text:style-name="P1"><text:span text:style-name="T1">PtrAddr[2]</text:span></text:p>
          <text:p text:style-name="P6"><text:span text:style-name="T1">⋮</text:span></text:p>
        </draw:rect>
        <draw:rect draw:style-name="gr1" draw:text-style-name="P2" draw:layer="layout" svg:width="4.25cm" svg:height="1cm" svg:x="3.5cm" svg:y="7.45cm">
          <text:p text:style-name="P6"><text:span text:style-name="T1">string pool</text:span></text:p>
        </draw:rect>
        <draw:rect draw:style-name="gr1" draw:text-style-name="P2" draw:layer="layout" svg:width="4.25cm" svg:height="1cm" svg:x="3.5cm" svg:y="8.45cm">
          <text:p text:style-name="P6"><text:span text:style-name="T1">const poo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Urs Graf</meta:initial-creator>
    <meta:creation-date>2010-04-12T08:44:15</meta:creation-date>
    <dc:date>2014-01-11T08:42:03.56</dc:date>
    <meta:printed-by>Urs Graf</meta:printed-by>
    <meta:print-date>2010-04-12T09:03:01</meta:print-date>
    <meta:editing-cycles>16</meta:editing-cycles>
    <meta:editing-duration>PT6H10M30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